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c6b4d" officeooo:paragraph-rsid="001c6b4d"/>
    </style:style>
    <style:style style:name="P2" style:family="paragraph" style:parent-style-name="Standard">
      <style:text-properties officeooo:rsid="001d7f38" officeooo:paragraph-rsid="001d7f38"/>
    </style:style>
    <style:style style:name="P3" style:family="paragraph" style:parent-style-name="Standard">
      <style:paragraph-properties fo:text-align="center" style:justify-single-word="false"/>
      <style:text-properties fo:font-weight="bold" officeooo:rsid="001d7f38" officeooo:paragraph-rsid="001d7f38" style:font-weight-asian="bold" style:font-weight-complex="bold"/>
    </style:style>
    <style:style style:name="P4" style:family="paragraph" style:parent-style-name="Standard">
      <style:paragraph-properties fo:text-align="start" style:justify-single-word="false"/>
      <style:text-properties fo:font-weight="bold" officeooo:rsid="001d7f38" officeooo:paragraph-rsid="001d7f38" style:font-weight-asian="bold" style:font-weight-complex="bold"/>
    </style:style>
    <style:style style:name="P5" style:family="paragraph" style:parent-style-name="Standard">
      <style:paragraph-properties fo:text-align="start" style:justify-single-word="false"/>
      <style:text-properties fo:font-weight="normal" officeooo:rsid="001d7f38" officeooo:paragraph-rsid="001d7f38" style:font-weight-asian="normal" style:font-weight-complex="normal"/>
    </style:style>
    <style:style style:name="P6" style:family="paragraph" style:parent-style-name="Standard">
      <style:text-properties style:text-underline-style="none" officeooo:rsid="000f01b8" officeooo:paragraph-rsid="001d7f38"/>
    </style:style>
    <style:style style:name="P7" style:family="paragraph" style:parent-style-name="Standard">
      <style:text-properties style:text-underline-style="none" officeooo:rsid="001af37f" officeooo:paragraph-rsid="001d7f38"/>
    </style:style>
    <style:style style:name="P8" style:family="paragraph" style:parent-style-name="Standard">
      <style:text-properties style:text-underline-style="none" officeooo:rsid="000d9cab" officeooo:paragraph-rsid="001d7f38"/>
    </style:style>
    <style:style style:name="P9" style:family="paragraph" style:parent-style-name="Standard" style:list-style-name="L2">
      <style:text-properties style:text-underline-style="none" officeooo:rsid="000d9cab" officeooo:paragraph-rsid="001d7f38"/>
    </style:style>
    <style:style style:name="P10" style:family="paragraph" style:parent-style-name="Standard" style:list-style-name="L3">
      <style:text-properties style:text-underline-style="none" officeooo:rsid="000d9cab" officeooo:paragraph-rsid="001f9636"/>
    </style:style>
    <style:style style:name="P11" style:family="paragraph" style:parent-style-name="Standard">
      <style:text-properties style:text-underline-style="none" officeooo:rsid="000d9cab" officeooo:paragraph-rsid="001f9636"/>
    </style:style>
    <style:style style:name="P12" style:family="paragraph" style:parent-style-name="Standard">
      <style:text-properties style:text-underline-style="none" officeooo:rsid="000d9cab" officeooo:paragraph-rsid="00248a2d"/>
    </style:style>
    <style:style style:name="P13" style:family="paragraph" style:parent-style-name="Standard" style:list-style-name="L1">
      <style:text-properties style:text-underline-style="none" officeooo:rsid="001d7f38" officeooo:paragraph-rsid="001d7f38"/>
    </style:style>
    <style:style style:name="P14" style:family="paragraph" style:parent-style-name="Standard" style:list-style-name="L2">
      <style:text-properties style:text-underline-style="none" officeooo:rsid="001ed714" officeooo:paragraph-rsid="001ed714"/>
    </style:style>
    <style:style style:name="P15" style:family="paragraph" style:parent-style-name="Standard" style:list-style-name="L1">
      <style:text-properties style:text-underline-style="none" officeooo:rsid="001ed714" officeooo:paragraph-rsid="001ed714"/>
    </style:style>
    <style:style style:name="P16" style:family="paragraph" style:parent-style-name="Standard" style:list-style-name="L1">
      <style:text-properties style:text-underline-style="none" officeooo:rsid="001f9636" officeooo:paragraph-rsid="001f9636"/>
    </style:style>
    <style:style style:name="P17" style:family="paragraph" style:parent-style-name="Standard" style:list-style-name="L3">
      <style:text-properties style:text-underline-style="none" officeooo:rsid="001f9636" officeooo:paragraph-rsid="001f9636"/>
    </style:style>
    <style:style style:name="P18" style:family="paragraph" style:parent-style-name="Standard">
      <style:text-properties style:text-underline-style="none" officeooo:rsid="000ebab9" officeooo:paragraph-rsid="0020c959"/>
    </style:style>
    <style:style style:name="P19" style:family="paragraph" style:parent-style-name="Standard">
      <style:text-properties style:text-underline-style="solid" style:text-underline-width="auto" style:text-underline-color="font-color" officeooo:rsid="000d9cab" officeooo:paragraph-rsid="001d7f38"/>
    </style:style>
    <style:style style:name="P20" style:family="paragraph" style:parent-style-name="Standard">
      <style:text-properties style:text-underline-style="solid" style:text-underline-width="auto" style:text-underline-color="font-color" officeooo:rsid="001f9636" officeooo:paragraph-rsid="001f9636"/>
    </style:style>
    <style:style style:name="P21" style:family="paragraph" style:parent-style-name="Standard">
      <style:text-properties fo:font-style="normal" style:text-underline-style="none" officeooo:rsid="000f738b" officeooo:paragraph-rsid="0020c959" style:font-style-asian="normal" style:font-style-complex="normal"/>
    </style:style>
    <style:style style:name="P22" style:family="paragraph" style:parent-style-name="Standard">
      <style:text-properties fo:font-style="normal" style:text-underline-style="none" officeooo:rsid="0020c959" officeooo:paragraph-rsid="0020c959" style:font-style-asian="normal" style:font-style-complex="normal"/>
    </style:style>
    <style:style style:name="P23" style:family="paragraph" style:parent-style-name="Standard">
      <style:text-properties fo:font-style="normal" style:text-underline-style="none" officeooo:rsid="0020c959" officeooo:paragraph-rsid="0023553e" style:font-style-asian="normal" style:font-style-complex="normal"/>
    </style:style>
    <style:style style:name="P24" style:family="paragraph" style:parent-style-name="Standard" style:list-style-name="L4">
      <style:text-properties fo:font-style="normal" style:text-underline-style="none" officeooo:rsid="001d7f38" officeooo:paragraph-rsid="00248a2d" style:font-style-asian="normal" style:font-style-complex="normal"/>
    </style:style>
    <style:style style:name="P25" style:family="paragraph" style:parent-style-name="Standard" style:list-style-name="L4">
      <style:text-properties fo:font-style="normal" style:text-underline-style="none" officeooo:rsid="00248a2d" officeooo:paragraph-rsid="00248a2d" style:font-style-asian="normal" style:font-style-complex="normal"/>
    </style:style>
    <style:style style:name="P26" style:family="paragraph" style:parent-style-name="Standard">
      <style:text-properties fo:font-style="normal" style:text-underline-style="solid" style:text-underline-width="auto" style:text-underline-color="font-color" officeooo:rsid="000f738b" officeooo:paragraph-rsid="00248a2d" style:font-style-asian="normal" style:font-style-complex="normal"/>
    </style:style>
    <style:style style:name="P27" style:family="paragraph" style:parent-style-name="Standard">
      <style:text-properties officeooo:paragraph-rsid="00219840"/>
    </style:style>
    <style:style style:name="P28" style:family="paragraph" style:parent-style-name="Standard">
      <style:text-properties officeooo:rsid="0023553e" officeooo:paragraph-rsid="0023553e"/>
    </style:style>
    <style:style style:name="T1" style:family="text">
      <style:text-properties officeooo:rsid="001d7f38"/>
    </style:style>
    <style:style style:name="T2" style:family="text">
      <style:text-properties style:text-underline-style="solid" style:text-underline-width="auto" style:text-underline-color="font-color"/>
    </style:style>
    <style:style style:name="T3" style:family="text">
      <style:text-properties officeooo:rsid="000ebab9"/>
    </style:style>
    <style:style style:name="T4" style:family="text">
      <style:text-properties officeooo:rsid="000d9cab"/>
    </style:style>
    <style:style style:name="T5" style:family="text">
      <style:text-properties officeooo:rsid="001ed714"/>
    </style:style>
    <style:style style:name="T6" style:family="text">
      <style:text-properties officeooo:rsid="001f9636"/>
    </style:style>
    <style:style style:name="T7" style:family="text">
      <style:text-properties officeooo:rsid="0020c959"/>
    </style:style>
    <style:style style:name="T8" style:family="text">
      <style:text-properties fo:font-style="normal" style:text-underline-style="none" officeooo:rsid="00219840" style:font-style-asian="normal" style:font-style-complex="normal"/>
    </style:style>
    <style:style style:name="T9" style:family="text">
      <style:text-properties officeooo:rsid="00219840"/>
    </style:style>
    <style:style style:name="T10" style:family="text">
      <style:text-properties officeooo:rsid="0023553e"/>
    </style:style>
    <style:style style:name="T11" style:family="text">
      <style:text-properties officeooo:rsid="00248a2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Projet Cartographie</text:p>
      <text:p text:style-name="P4"/>
      <text:p text:style-name="P5">L’objectif est de programmer une application de cartographie permettant d’exploiter des données ouvertes « open data » proposées par la ville de Chambéry.</text:p>
      <text:p text:style-name="P5"/>
      <text:p text:style-name="P5">https://donnees.grandchambery.fr/</text:p>
      <text:p text:style-name="P1"/>
      <text:p text:style-name="P2"><text:span text:style-name="T7">En bonus et afin d’</text:span>alimenter l’application avec des informations complémentaires, il sera également envisageable d’exploiter les données collectées par l’intermédiaire du projet « bot ».</text:p>
      <text:p text:style-name="P2"/>
      <text:p text:style-name="P7"><text:span text:style-name="T2">Durée :</text:span> <text:span text:style-name="T3">2 semaines</text:span></text:p>
      <text:p text:style-name="P6"><text:span text:style-name="T2">Groupe </text:span>: <text:span text:style-name="T4">projet individuel</text:span></text:p>
      <text:p text:style-name="P6"/>
      <text:p text:style-name="P8"><text:span text:style-name="T2">Objectifs </text:span>:</text:p>
      <text:list xml:id="list2533936852" text:style-name="L1">
        <text:list-item>
          <text:p text:style-name="P13">Maquetter une application <text:span text:style-name="T5">et</text:span> <text:span text:style-name="T5">réalisation d’un scénario utilisateur</text:span></text:p>
        </text:list-item>
        <text:list-item>
          <text:p text:style-name="P15">Approfondissement des mécanismes asynchrones et plus particulièrement de type Ajax <text:span text:style-name="T6">via</text:span> l’utilisation de l’API Javascript « Fetch »</text:p>
        </text:list-item>
        <text:list-item>
          <text:p text:style-name="P15">Découverte de « open data » et de l’utilisation de services web <text:span text:style-name="T6">exploitant un type d’</text:span>architecture REST</text:p>
        </text:list-item>
        <text:list-item>
          <text:p text:style-name="P16">Prise en main de l’outil WebPack pour améliorer l’organisation du code source Javascript par l’intermédiaire de l’instruction « import »</text:p>
        </text:list-item>
        <text:list-item>
          <text:p text:style-name="P16">Découverte de « OpenStreetMap » et de son utilisation par l’intermédiaire de la librairie de carte interactive Leaflet</text:p>
        </text:list-item>
      </text:list>
      <text:p text:style-name="P8"/>
      <text:p text:style-name="P19">Compétences :</text:p>
      <text:list xml:id="list3525283575" text:style-name="L2">
        <text:list-item>
          <text:p text:style-name="P9"><text:span text:style-name="T1">Front-end</text:span> : <text:span text:style-name="T1">Maquetter une application</text:span></text:p>
        </text:list-item>
        <text:list-item>
          <text:p text:style-name="P9"><text:span text:style-name="T5">Front-end</text:span> : Réaliser une interface utilisateur web statique et</text:p>
        </text:list-item>
        <text:list-item>
          <text:p text:style-name="P9">adaptable</text:p>
        </text:list-item>
        <text:list-item>
          <text:p text:style-name="P14">Front-end : Développer une interface utilisateur web dynamique</text:p>
        </text:list-item>
      </text:list>
      <text:p text:style-name="P11"/>
      <text:p text:style-name="P20">Contraintes :</text:p>
      <text:list xml:id="list1652966303" text:style-name="L3">
        <text:list-item>
          <text:p text:style-name="P10">L’<text:span text:style-name="T6">ensemble du code source (nom des variables, fonctions) et des commentaires doivent être en anglais.</text:span></text:p>
        </text:list-item>
        <text:list-item>
          <text:p text:style-name="P17">Les données « open data » doivent obligatoirement être exploitées via les services web REST par l’intermédiaire de fetch.</text:p>
        </text:list-item>
      </text:list>
      <text:p text:style-name="P1"/>
      <text:p text:style-name="P18"><text:span text:style-name="T2">Projet </text:span>:</text:p>
      <text:p text:style-name="P21"/>
      <text:p text:style-name="P22">Analyse et sélection des données « open data » proposées par la ville de Chambéry.</text:p>
      <text:p text:style-name="P22"/>
      <text:p text:style-name="P27"><text:span text:style-name="T8">Conception d’une maquette et d’un scénario utilisateur permettant d’exploiter les données précédemment sélectionnées. Ne pas oublier de prendre en considération l’affichage des informations pour différentes </text:span>gamme<text:span text:style-name="T9">s</text:span> d'appareil<text:span text:style-name="T9">s</text:span> (mobiles, tablettes <text:span text:style-name="T9">et </text:span>ordinateur<text:span text:style-name="T9">s</text:span> de bureau).</text:p>
      <text:p text:style-name="P27"/>
      <text:p text:style-name="P28">L’objectif principal est de récupérer les données par l’intermédiaire des services web proposées sur le site : <text:a xlink:type="simple" xlink:href="https://donnees.grandchambery.fr/" text:style-name="Internet_20_link" text:visited-style-name="Visited_20_Internet_20_Link">https://donnees.grandchambery.fr</text:a></text:p>
      <text:p text:style-name="P23"/>
      <text:p text:style-name="P23"><text:span text:style-name="T10">Ces données devront être affichées sur une carte interactive par l’intermédiaire de la librairie Javascript Leaflet. Afin de simplifier l’organisation de votre code javascript, il est fortement recommandé d’exploiter l’outil webpack et l’instruction « import » introduit avec l’arrivée de ECMAScript 6.</text:span></text:p>
      <text:p text:style-name="P23"/>
      <text:p text:style-name="P26"><text:soft-page-break/>Bonus :</text:p>
      <text:p text:style-name="P12"/>
      <text:list xml:id="list2721408864" text:style-name="L4">
        <text:list-item>
          <text:p text:style-name="P24"><text:span text:style-name="T11">A</text:span>limenter l’application avec des informations complémentaires <text:span text:style-name="T11">en </text:span>exploit<text:span text:style-name="T11">ant</text:span> les données collectées par l’intermédiaire du projet « bot »</text:p>
        </text:list-item>
        <text:list-item>
          <text:p text:style-name="P25">Transpiler son code ES6/7 en ES5 pour s’assurer de son exécution sur les anciens navigateurs</text:p>
        </text:list-item>
        <text:list-item>
          <text:p text:style-name="P25">Optimiser sa configuration WebPack pour une prise en charge de la minification, watch, gestion d’une configuration pour un environnement de dev ou de prod</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02T14:19:56.685420141</meta:creation-date>
    <dc:date>2019-04-05T14:03:20.558935036</dc:date>
    <meta:editing-duration>PT13M13S</meta:editing-duration>
    <meta:editing-cycles>3</meta:editing-cycles>
    <meta:generator>LibreOffice/6.0.7.3$Linux_X86_64 LibreOffice_project/00m0$Build-3</meta:generator>
    <meta:document-statistic meta:table-count="0" meta:image-count="0" meta:object-count="0" meta:page-count="2" meta:paragraph-count="29" meta:word-count="386" meta:character-count="2627" meta:non-whitespace-character-count="2284"/>
  </office:meta>
</office:document-meta>
</file>